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1000000010EDF56ADD.png" manifest:media-type="image/png"/>
  <manifest:file-entry manifest:full-path="Pictures/10000201000000100000001081D90080.png" manifest:media-type="image/png"/>
  <manifest:file-entry manifest:full-path="Pictures/100002010000001000000010321FB112.png" manifest:media-type="image/png"/>
  <manifest:file-entry manifest:full-path="Pictures/100002010000001000000010DA631461.png" manifest:media-type="image/png"/>
  <manifest:file-entry manifest:full-path="Pictures/100002010000001000000010BE06A6F0.png" manifest:media-type="image/png"/>
  <manifest:file-entry manifest:full-path="Pictures/100002010000001000000010479CBB9B.png" manifest:media-type="image/png"/>
  <manifest:file-entry manifest:full-path="Pictures/100002010000001000000010E3F7862C.png" manifest:media-type="image/png"/>
  <manifest:file-entry manifest:full-path="Pictures/100002010000001000000010060C5875.png" manifest:media-type="image/png"/>
  <manifest:file-entry manifest:full-path="Pictures/1000020100000010000000100A5E7907.png" manifest:media-type="image/png"/>
  <manifest:file-entry manifest:full-path="Pictures/100002010000001000000010085AFDE5.png" manifest:media-type="image/png"/>
  <manifest:file-entry manifest:full-path="Pictures/100002010000001000000010F1B28B7C.png" manifest:media-type="image/png"/>
  <manifest:file-entry manifest:full-path="Pictures/100002010000001000000010EEE5477F.png" manifest:media-type="image/png"/>
  <manifest:file-entry manifest:full-path="Pictures/100002010000001000000010686F3EE1.png" manifest:media-type="image/png"/>
  <manifest:file-entry manifest:full-path="Pictures/1000020100000010000000104B389948.png" manifest:media-type="image/png"/>
  <manifest:file-entry manifest:full-path="Pictures/1000020100000010000000109C3ECF7F.png" manifest:media-type="image/png"/>
  <manifest:file-entry manifest:full-path="Pictures/10000201000000100000001017AD0B94.png" manifest:media-type="image/png"/>
  <manifest:file-entry manifest:full-path="Pictures/10000201000000100000001013AED03C.png" manifest:media-type="image/png"/>
  <manifest:file-entry manifest:full-path="Pictures/100002010000001000000010BD577B49.png" manifest:media-type="image/png"/>
  <manifest:file-entry manifest:full-path="Pictures/100002010000001000000010DA9B49D3.png" manifest:media-type="image/png"/>
  <manifest:file-entry manifest:full-path="Pictures/1000020100000010000000100ED3643C.png" manifest:media-type="image/png"/>
  <manifest:file-entry manifest:full-path="Pictures/10000201000000100000001097A22FC0.png" manifest:media-type="image/png"/>
  <manifest:file-entry manifest:full-path="Pictures/1000020100000010000000109228596A.png" manifest:media-type="image/png"/>
  <manifest:file-entry manifest:full-path="Pictures/100002010000001000000010FBF9B90C.png" manifest:media-type="image/png"/>
  <manifest:file-entry manifest:full-path="Pictures/100002010000001000000010B2DBCEAD.png" manifest:media-type="image/png"/>
  <manifest:file-entry manifest:full-path="Pictures/100002010000001000000010F4A61991.png" manifest:media-type="image/png"/>
  <manifest:file-entry manifest:full-path="Pictures/100002010000001000000010545B18F6.png" manifest:media-type="image/png"/>
  <manifest:file-entry manifest:full-path="Pictures/100002010000001000000010E14575F0.png" manifest:media-type="image/png"/>
  <manifest:file-entry manifest:full-path="Pictures/10000201000000100000001027BBD857.png" manifest:media-type="image/png"/>
  <manifest:file-entry manifest:full-path="Pictures/100002010000001000000010D6823A90.png" manifest:media-type="image/png"/>
  <manifest:file-entry manifest:full-path="Pictures/10000201000000100000001096FD6E72.png" manifest:media-type="image/png"/>
  <manifest:file-entry manifest:full-path="Pictures/100002010000001000000010B923C923.png" manifest:media-type="image/png"/>
  <manifest:file-entry manifest:full-path="Pictures/10000201000000100000001044422742.png" manifest:media-type="image/png"/>
  <manifest:file-entry manifest:full-path="Pictures/10000201000000100000001033625358.png" manifest:media-type="image/png"/>
  <manifest:file-entry manifest:full-path="Pictures/1000020100000010000000107689AE2C.png" manifest:media-type="image/png"/>
  <manifest:file-entry manifest:full-path="Pictures/100002010000001000000010D79953B6.png" manifest:media-type="image/png"/>
  <manifest:file-entry manifest:full-path="Pictures/100002010000001000000010E30529A4.png" manifest:media-type="image/png"/>
  <manifest:file-entry manifest:full-path="Pictures/1000020100000010000000103EEBCDAE.png" manifest:media-type="image/png"/>
  <manifest:file-entry manifest:full-path="Pictures/1000020100000010000000106B7ABA35.png" manifest:media-type="image/png"/>
  <manifest:file-entry manifest:full-path="Pictures/100002010000001000000010F8E6C8A2.png" manifest:media-type="image/png"/>
  <manifest:file-entry manifest:full-path="Pictures/1000020100000010000000105D3E4A41.png" manifest:media-type="image/png"/>
  <manifest:file-entry manifest:full-path="Pictures/100002010000001000000010DD5CBEE7.png" manifest:media-type="image/png"/>
  <manifest:file-entry manifest:full-path="Pictures/10000201000000100000001096B775B6.png" manifest:media-type="image/png"/>
  <manifest:file-entry manifest:full-path="Pictures/10000201000000100000001035806C61.png" manifest:media-type="image/png"/>
  <manifest:file-entry manifest:full-path="Pictures/100002010000001000000010C347C0C1.png" manifest:media-type="image/png"/>
  <manifest:file-entry manifest:full-path="Pictures/100002010000001000000010C65C6CE0.png" manifest:media-type="image/png"/>
  <manifest:file-entry manifest:full-path="Pictures/1000020100000010000000101ABE9C73.png" manifest:media-type="image/png"/>
  <manifest:file-entry manifest:full-path="Pictures/100002010000001000000010F3A46F98.png" manifest:media-type="image/png"/>
  <manifest:file-entry manifest:full-path="Pictures/100002010000001000000010128B2714.png" manifest:media-type="image/png"/>
  <manifest:file-entry manifest:full-path="Pictures/10000201000000100000001032592224.png" manifest:media-type="image/png"/>
  <manifest:file-entry manifest:full-path="Pictures/100002010000001000000010D2AFA37A.png" manifest:media-type="image/png"/>
  <manifest:file-entry manifest:full-path="Pictures/1000020100000010000000108278BB48.png" manifest:media-type="image/png"/>
  <manifest:file-entry manifest:full-path="Pictures/100002010000001000000010B942B2A7.png" manifest:media-type="image/png"/>
  <manifest:file-entry manifest:full-path="Pictures/100002010000001000000010F1D9A318.png" manifest:media-type="image/png"/>
  <manifest:file-entry manifest:full-path="Pictures/10000201000000100000001022ED3C34.png" manifest:media-type="image/png"/>
  <manifest:file-entry manifest:full-path="Pictures/100002010000001000000010683B9EA8.png" manifest:media-type="image/png"/>
  <manifest:file-entry manifest:full-path="Pictures/1000020100000010000000108BFEA588.png" manifest:media-type="image/png"/>
  <manifest:file-entry manifest:full-path="Pictures/100002010000001000000010D31FF77F.png" manifest:media-type="image/png"/>
  <manifest:file-entry manifest:full-path="Pictures/100002010000001000000010EFF8E5D0.png" manifest:media-type="image/png"/>
  <manifest:file-entry manifest:full-path="Pictures/100002010000001000000010772128BB.png" manifest:media-type="image/png"/>
  <manifest:file-entry manifest:full-path="Pictures/1000020100000010000000107974A936.png" manifest:media-type="image/png"/>
  <manifest:file-entry manifest:full-path="Pictures/10000201000000100000001080EC2690.png" manifest:media-type="image/png"/>
  <manifest:file-entry manifest:full-path="Pictures/1000020100000010000000100EFBE2E8.png" manifest:media-type="image/png"/>
  <manifest:file-entry manifest:full-path="Pictures/1000020100000010000000108B972EC4.png" manifest:media-type="image/png"/>
  <manifest:file-entry manifest:full-path="Pictures/1000020100000010000000107FE59C1F.png" manifest:media-type="image/png"/>
  <manifest:file-entry manifest:full-path="Pictures/10000201000000100000001081A845BB.png" manifest:media-type="image/png"/>
  <manifest:file-entry manifest:full-path="Pictures/100002010000001000000010FD407B97.png" manifest:media-type="image/png"/>
  <manifest:file-entry manifest:full-path="Pictures/10000201000000100000001066262A21.png" manifest:media-type="image/png"/>
  <manifest:file-entry manifest:full-path="Pictures/100002010000001000000010106154B8.png" manifest:media-type="image/png"/>
  <manifest:file-entry manifest:full-path="Pictures/10000201000000100000001038098A12.png" manifest:media-type="image/png"/>
  <manifest:file-entry manifest:full-path="Pictures/100002010000001000000010C3A242F9.png" manifest:media-type="image/png"/>
  <manifest:file-entry manifest:full-path="Pictures/1000020100000010000000101DE3B5BB.png" manifest:media-type="image/png"/>
  <manifest:file-entry manifest:full-path="Pictures/100002010000001000000010580848CF.png" manifest:media-type="image/png"/>
  <manifest:file-entry manifest:full-path="Pictures/10000201000000100000001053480731.png" manifest:media-type="image/png"/>
  <manifest:file-entry manifest:full-path="Pictures/100002010000001000000010DD25897B.png" manifest:media-type="image/png"/>
  <manifest:file-entry manifest:full-path="Pictures/100002010000001000000010E8DD8A03.png" manifest:media-type="image/png"/>
  <manifest:file-entry manifest:full-path="Pictures/10000201000000100000001046BA784B.png" manifest:media-type="image/png"/>
  <manifest:file-entry manifest:full-path="Pictures/1000020100000010000000109564B6E9.png" manifest:media-type="image/png"/>
  <manifest:file-entry manifest:full-path="Pictures/100002010000001000000010D6471E4F.png" manifest:media-type="image/png"/>
  <manifest:file-entry manifest:full-path="Pictures/10000201000000100000001080255AD1.png" manifest:media-type="image/png"/>
  <manifest:file-entry manifest:full-path="Pictures/100002010000001000000010CA4BB00A.png" manifest:media-type="image/png"/>
  <manifest:file-entry manifest:full-path="Pictures/100002010000001000000010D2AE31B0.png" manifest:media-type="image/png"/>
  <manifest:file-entry manifest:full-path="Pictures/100002010000001000000010FC60AC89.png" manifest:media-type="image/png"/>
  <manifest:file-entry manifest:full-path="Pictures/1000020100000010000000108D67642B.png" manifest:media-type="image/png"/>
  <manifest:file-entry manifest:full-path="Pictures/1000020100000010000000108819002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7mm"/>
    </style:style>
    <style:style style:name="co2" style:family="table-column">
      <style:table-column-properties fo:break-before="auto" style:column-width="12.7mm"/>
    </style:style>
    <style:style style:name="co3" style:family="table-column">
      <style:table-column-properties fo:break-before="auto" style:column-width="68.53mm"/>
    </style:style>
    <style:style style:name="co4" style:family="table-column">
      <style:table-column-properties fo:break-before="auto" style:column-width="16.67mm"/>
    </style:style>
    <style:style style:name="ro1" style:family="table-row">
      <style:table-row-properties style:row-height="5.82mm" fo:break-before="auto" style:use-optimal-row-height="false"/>
    </style:style>
    <style:style style:name="ta1" style:family="table" style:master-page-name="PageStyle_5f_Elenco">
      <style:table-properties table:display="true" style:writing-mode="lr-tb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len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>
            <draw:frame table:end-cell-address="Elenco.B1" table:end-x="6.38mm" table:end-y="5.63mm" draw:z-index="0" draw:name="Immagine 35" draw:style-name="gr1" draw:text-style-name="P1" svg:width="5.58mm" svg:height="5.63mm" svg:x="0.82mm" svg:y="0mm">
              <draw:image xlink:href="Pictures/100002010000001000000010EDF56ADD.png" xlink:type="simple" xlink:show="embed" xlink:actuate="onLoad">
                <text:p/>
              </draw:image>
            </draw:frame>
            <draw:frame table:end-cell-address="Elenco.B2" table:end-x="6.38mm" table:end-y="5.38mm" draw:z-index="1" draw:name="Immagine 36" draw:style-name="gr1" draw:text-style-name="P1" svg:width="5.58mm" svg:height="5.63mm" svg:x="0.82mm" svg:y="5.57mm">
              <draw:image xlink:href="Pictures/100002010000001000000010479CBB9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dd.p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>
            <draw:frame table:end-cell-address="Elenco.B3" table:end-x="6.38mm" table:end-y="5.38mm" draw:z-index="2" draw:name="Immagine 37" draw:style-name="gr1" draw:text-style-name="P1" svg:width="5.58mm" svg:height="5.63mm" svg:x="0.82mm" svg:y="5.57mm">
              <draw:image xlink:href="Pictures/100002010000001000000010DA63146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dded_file.p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>
            <draw:frame table:end-cell-address="Elenco.B4" table:end-x="6.38mm" table:end-y="5.38mm" draw:z-index="3" draw:name="Immagine 38" draw:style-name="gr1" draw:text-style-name="P1" svg:width="5.58mm" svg:height="5.63mm" svg:x="0.82mm" svg:y="5.57mm">
              <draw:image xlink:href="Pictures/100002010000001000000010E3F7862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dded_folder.p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>
            <draw:frame table:end-cell-address="Elenco.B5" table:end-x="6.38mm" table:end-y="5.38mm" draw:z-index="4" draw:name="Immagine 39" draw:style-name="gr1" draw:text-style-name="P1" svg:width="5.58mm" svg:height="5.63mm" svg:x="0.82mm" svg:y="5.57mm">
              <draw:image xlink:href="Pictures/100002010000001000000010085AFDE5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dded_open_folder.png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>
            <draw:frame table:end-cell-address="Elenco.B6" table:end-x="6.38mm" table:end-y="5.38mm" draw:z-index="5" draw:name="Immagine 40" draw:style-name="gr1" draw:text-style-name="P1" svg:width="5.58mm" svg:height="5.63mm" svg:x="0.82mm" svg:y="5.57mm">
              <draw:image xlink:href="Pictures/100002010000001000000010F1B28B7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annotate.png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>
            <draw:frame table:end-cell-address="Elenco.B7" table:end-x="6.38mm" table:end-y="5.38mm" draw:z-index="6" draw:name="Immagine 41" draw:style-name="gr1" draw:text-style-name="P1" svg:width="5.58mm" svg:height="5.65mm" svg:x="0.82mm" svg:y="5.57mm">
              <draw:image xlink:href="Pictures/10000201000000100000001081D9008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bookmark.png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>
            <draw:frame table:end-cell-address="Elenco.B8" table:end-x="6.38mm" table:end-y="5.38mm" draw:z-index="7" draw:name="Immagine 42" draw:style-name="gr1" draw:text-style-name="P1" svg:width="5.58mm" svg:height="5.58mm" svg:x="0.82mm" svg:y="5.64mm">
              <draw:image xlink:href="Pictures/100002010000001000000010686F3EE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branch.png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>
            <draw:frame table:end-cell-address="Elenco.B9" table:end-x="6.38mm" table:end-y="5.38mm" draw:z-index="8" draw:name="Immagine 43" draw:style-name="gr1" draw:text-style-name="P1" svg:width="5.58mm" svg:height="5.58mm" svg:x="0.82mm" svg:y="5.64mm">
              <draw:image xlink:href="Pictures/1000020100000010000000100A5E790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ommit.png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>
            <draw:frame table:end-cell-address="Elenco.B10" table:end-x="6.38mm" table:end-y="5.38mm" draw:z-index="9" draw:name="Immagine 44" draw:style-name="gr1" draw:text-style-name="P1" svg:width="5.58mm" svg:height="5.58mm" svg:x="0.82mm" svg:y="5.64mm">
              <draw:image xlink:href="Pictures/1000020100000010000000104B38994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omputer.png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>
            <draw:frame table:end-cell-address="Elenco.B11" table:end-x="6.38mm" table:end-y="5.38mm" draw:z-index="10" draw:name="Immagine 45" draw:style-name="gr1" draw:text-style-name="P1" svg:width="5.58mm" svg:height="5.58mm" svg:x="0.82mm" svg:y="5.64mm">
              <draw:image xlink:href="Pictures/1000020100000010000000109C3ECF7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onflicted_file.pn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table:end-cell-address="Elenco.B12" table:end-x="6.38mm" table:end-y="5.38mm" draw:z-index="11" draw:name="Immagine 46" draw:style-name="gr1" draw:text-style-name="P1" svg:width="5.58mm" svg:height="5.58mm" svg:x="0.82mm" svg:y="5.64mm">
              <draw:image xlink:href="Pictures/10000201000000100000001013AED03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copy.pn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>
            <draw:frame table:end-cell-address="Elenco.B13" table:end-x="6.38mm" table:end-y="5.38mm" draw:z-index="12" draw:name="Immagine 47" draw:style-name="gr1" draw:text-style-name="P1" svg:width="5.58mm" svg:height="5.56mm" svg:x="0.82mm" svg:y="5.65mm">
              <draw:image xlink:href="Pictures/1000020100000010000000100ED3643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elete.pn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>
            <draw:frame table:end-cell-address="Elenco.B14" table:end-x="6.38mm" table:end-y="5.38mm" draw:z-index="13" draw:name="Immagine 48" draw:style-name="gr1" draw:text-style-name="P1" svg:width="5.58mm" svg:height="5.63mm" svg:x="0.82mm" svg:y="5.57mm">
              <draw:image xlink:href="Pictures/1000020100000010000000109228596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eleted_file.pn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>
            <draw:frame table:end-cell-address="Elenco.B15" table:end-x="6.38mm" table:end-y="5.38mm" draw:z-index="14" draw:name="Immagine 49" draw:style-name="gr1" draw:text-style-name="P1" svg:width="5.58mm" svg:height="5.63mm" svg:x="0.82mm" svg:y="5.57mm">
              <draw:image xlink:href="Pictures/100002010000001000000010FBF9B90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eleted_folder.png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>
            <draw:frame table:end-cell-address="Elenco.B16" table:end-x="6.38mm" table:end-y="5.38mm" draw:z-index="15" draw:name="Immagine 50" draw:style-name="gr1" draw:text-style-name="P1" svg:width="5.58mm" svg:height="5.63mm" svg:x="0.82mm" svg:y="5.57mm">
              <draw:image xlink:href="Pictures/100002010000001000000010B2DBCEAD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deleted_open_folder.png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>
            <draw:frame table:end-cell-address="Elenco.B17" table:end-x="6.38mm" table:end-y="5.38mm" draw:z-index="16" draw:name="Immagine 51" draw:style-name="gr1" draw:text-style-name="P1" svg:width="5.58mm" svg:height="5.63mm" svg:x="0.82mm" svg:y="5.57mm">
              <draw:image xlink:href="Pictures/100002010000001000000010E14575F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externals_folder.png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>
            <draw:frame table:end-cell-address="Elenco.B18" table:end-x="6.38mm" table:end-y="5.38mm" draw:z-index="17" draw:name="Immagine 52" draw:style-name="gr1" draw:text-style-name="P1" svg:width="5.58mm" svg:height="5.63mm" svg:x="0.82mm" svg:y="5.57mm">
              <draw:image xlink:href="Pictures/100002010000001000000010BD577B4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externals_open_folder.png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>
            <draw:frame table:end-cell-address="Elenco.B19" table:end-x="6.38mm" table:end-y="5.38mm" draw:z-index="18" draw:name="Immagine 53" draw:style-name="gr1" draw:text-style-name="P1" svg:width="5.58mm" svg:height="5.65mm" svg:x="0.82mm" svg:y="5.57mm">
              <draw:image xlink:href="Pictures/100002010000001000000010D6823A9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flat_mode.png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>
            <draw:frame table:end-cell-address="Elenco.B20" table:end-x="6.38mm" table:end-y="5.38mm" draw:z-index="19" draw:name="Immagine 54" draw:style-name="gr1" draw:text-style-name="P1" svg:width="5.58mm" svg:height="5.58mm" svg:x="0.82mm" svg:y="5.64mm">
              <draw:image xlink:href="Pictures/100002010000001000000010DA9B49D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folder.png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>
            <draw:frame table:end-cell-address="Elenco.B21" table:end-x="6.38mm" table:end-y="5.38mm" draw:z-index="20" draw:name="Immagine 55" draw:style-name="gr1" draw:text-style-name="P1" svg:width="5.58mm" svg:height="5.58mm" svg:x="0.82mm" svg:y="5.64mm">
              <draw:image xlink:href="Pictures/1000020100000010000000104442274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folderup.png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>
            <draw:frame table:end-cell-address="Elenco.B22" table:end-x="6.38mm" table:end-y="5.38mm" draw:z-index="21" draw:name="Immagine 56" draw:style-name="gr1" draw:text-style-name="P1" svg:width="5.58mm" svg:height="5.58mm" svg:x="0.82mm" svg:y="5.64mm">
              <draw:image xlink:href="Pictures/1000020100000010000000103362535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info.png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>
            <draw:frame table:end-cell-address="Elenco.B23" table:end-x="6.38mm" table:end-y="5.38mm" draw:z-index="22" draw:name="Immagine 57" draw:style-name="gr1" draw:text-style-name="P1" svg:width="5.58mm" svg:height="5.58mm" svg:x="0.82mm" svg:y="5.64mm">
              <draw:image xlink:href="Pictures/1000020100000010000000107689AE2C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conflicted_file.png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>
            <draw:frame table:end-cell-address="Elenco.B24" table:end-x="6.38mm" table:end-y="5.38mm" draw:z-index="23" draw:name="Immagine 58" draw:style-name="gr1" draw:text-style-name="P1" svg:width="5.58mm" svg:height="5.58mm" svg:x="0.82mm" svg:y="5.64mm">
              <draw:image xlink:href="Pictures/100002010000001000000010E30529A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deleted_file.png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>
            <draw:frame table:end-cell-address="Elenco.B25" table:end-x="6.38mm" table:end-y="5.38mm" draw:z-index="24" draw:name="Immagine 59" draw:style-name="gr1" draw:text-style-name="P1" svg:width="5.58mm" svg:height="5.56mm" svg:x="0.82mm" svg:y="5.65mm">
              <draw:image xlink:href="Pictures/1000020100000010000000103EEBCDAE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deleted_folder.png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>
            <draw:frame table:end-cell-address="Elenco.B26" table:end-x="6.38mm" table:end-y="5.38mm" draw:z-index="25" draw:name="Immagine 60" draw:style-name="gr1" draw:text-style-name="P1" svg:width="5.58mm" svg:height="5.63mm" svg:x="0.82mm" svg:y="5.57mm">
              <draw:image xlink:href="Pictures/100002010000001000000010DD5CBEE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deleted_open_folder.png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>
            <draw:frame table:end-cell-address="Elenco.B27" table:end-x="6.38mm" table:end-y="5.38mm" draw:z-index="26" draw:name="Immagine 61" draw:style-name="gr1" draw:text-style-name="P1" svg:width="5.58mm" svg:height="5.63mm" svg:x="0.82mm" svg:y="5.57mm">
              <draw:image xlink:href="Pictures/100002010000001000000010C347C0C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file.png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>
            <draw:frame table:end-cell-address="Elenco.B28" table:end-x="6.38mm" table:end-y="5.38mm" draw:z-index="27" draw:name="Immagine 62" draw:style-name="gr1" draw:text-style-name="P1" svg:width="5.58mm" svg:height="5.63mm" svg:x="0.82mm" svg:y="5.57mm">
              <draw:image xlink:href="Pictures/100002010000001000000010F3A46F9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folder.png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>
            <draw:frame table:end-cell-address="Elenco.B29" table:end-x="6.38mm" table:end-y="5.38mm" draw:z-index="28" draw:name="Immagine 63" draw:style-name="gr1" draw:text-style-name="P1" svg:width="5.58mm" svg:height="5.63mm" svg:x="0.82mm" svg:y="5.57mm">
              <draw:image xlink:href="Pictures/10000201000000100000001027BBD85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erged_file.png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>
            <draw:frame table:end-cell-address="Elenco.B30" table:end-x="6.38mm" table:end-y="5.38mm" draw:z-index="29" draw:name="Immagine 64" draw:style-name="gr1" draw:text-style-name="P1" svg:width="5.58mm" svg:height="5.63mm" svg:x="0.82mm" svg:y="5.57mm">
              <draw:image xlink:href="Pictures/1000020100000010000000103259222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issing_file.png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>
            <draw:frame table:end-cell-address="Elenco.B31" table:end-x="6.38mm" table:end-y="5.38mm" draw:z-index="30" draw:name="Immagine 65" draw:style-name="gr1" draw:text-style-name="P1" svg:width="5.58mm" svg:height="5.65mm" svg:x="0.82mm" svg:y="5.57mm">
              <draw:image xlink:href="Pictures/10000201000000100000001097A22FC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issing_folder.png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>
            <draw:frame table:end-cell-address="Elenco.B32" table:end-x="6.38mm" table:end-y="5.38mm" draw:z-index="31" draw:name="Immagine 66" draw:style-name="gr1" draw:text-style-name="P1" svg:width="5.58mm" svg:height="5.58mm" svg:x="0.82mm" svg:y="5.64mm">
              <draw:image xlink:href="Pictures/100002010000001000000010060C5875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odified_file.png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>
            <draw:frame table:end-cell-address="Elenco.B33" table:end-x="6.38mm" table:end-y="5.38mm" draw:z-index="32" draw:name="Immagine 67" draw:style-name="gr1" draw:text-style-name="P1" svg:width="5.58mm" svg:height="5.58mm" svg:x="0.82mm" svg:y="5.64mm">
              <draw:image xlink:href="Pictures/100002010000001000000010C65C6CE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odified_folder.png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>
            <draw:frame table:end-cell-address="Elenco.B34" table:end-x="6.38mm" table:end-y="5.38mm" draw:z-index="33" draw:name="Immagine 68" draw:style-name="gr1" draw:text-style-name="P1" svg:width="5.58mm" svg:height="5.58mm" svg:x="0.82mm" svg:y="5.64mm">
              <draw:image xlink:href="Pictures/100002010000001000000010128B271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odified_newer_file.png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>
            <draw:frame table:end-cell-address="Elenco.B35" table:end-x="6.38mm" table:end-y="5.38mm" draw:z-index="34" draw:name="Immagine 69" draw:style-name="gr1" draw:text-style-name="P1" svg:width="5.58mm" svg:height="5.58mm" svg:x="0.82mm" svg:y="5.64mm">
              <draw:image xlink:href="Pictures/1000020100000010000000108278BB4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modified_open_folder.png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>
            <draw:frame table:end-cell-address="Elenco.B36" table:end-x="6.38mm" table:end-y="5.38mm" draw:z-index="35" draw:name="Immagine 70" draw:style-name="gr1" draw:text-style-name="P1" svg:width="5.58mm" svg:height="5.58mm" svg:x="0.82mm" svg:y="5.64mm">
              <draw:image xlink:href="Pictures/100002010000001000000010F1D9A31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newer_file.png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>
            <draw:frame table:end-cell-address="Elenco.B37" table:end-x="6.38mm" table:end-y="5.38mm" draw:z-index="36" draw:name="Immagine 71" draw:style-name="gr1" draw:text-style-name="P1" svg:width="5.58mm" svg:height="5.56mm" svg:x="0.82mm" svg:y="5.65mm">
              <draw:image xlink:href="Pictures/10000201000000100000001035806C6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newer_folder.png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>
            <draw:frame table:end-cell-address="Elenco.B38" table:end-x="6.38mm" table:end-y="5.38mm" draw:z-index="37" draw:name="Immagine 72" draw:style-name="gr1" draw:text-style-name="P1" svg:width="5.58mm" svg:height="5.63mm" svg:x="0.82mm" svg:y="5.57mm">
              <draw:image xlink:href="Pictures/10000201000000100000001022ED3C3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newer_open_folder.png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>
            <draw:frame table:end-cell-address="Elenco.B39" table:end-x="6.38mm" table:end-y="5.38mm" draw:z-index="38" draw:name="Immagine 73" draw:style-name="gr1" draw:text-style-name="P1" svg:width="5.58mm" svg:height="5.63mm" svg:x="0.82mm" svg:y="5.57mm">
              <draw:image xlink:href="Pictures/100002010000001000000010683B9EA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open_folder.png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>
            <draw:frame table:end-cell-address="Elenco.B40" table:end-x="6.38mm" table:end-y="5.38mm" draw:z-index="39" draw:name="Immagine 74" draw:style-name="gr1" draw:text-style-name="P1" svg:width="5.58mm" svg:height="5.63mm" svg:x="0.82mm" svg:y="5.57mm">
              <draw:image xlink:href="Pictures/100002010000001000000010545B18F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replaced_file.png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>
            <draw:frame table:end-cell-address="Elenco.B41" table:end-x="6.38mm" table:end-y="5.38mm" draw:z-index="40" draw:name="Immagine 75" draw:style-name="gr1" draw:text-style-name="P1" svg:width="5.58mm" svg:height="5.63mm" svg:x="0.82mm" svg:y="5.57mm">
              <draw:image xlink:href="Pictures/1000020100000010000000105D3E4A4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replaced_folder.png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>
            <draw:frame table:end-cell-address="Elenco.B42" table:end-x="6.38mm" table:end-y="5.38mm" draw:z-index="41" draw:name="Immagine 76" draw:style-name="gr1" draw:text-style-name="P1" svg:width="5.58mm" svg:height="5.63mm" svg:x="0.82mm" svg:y="5.57mm">
              <draw:image xlink:href="Pictures/10000201000000100000001096B775B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cked_replaced_open_folder.png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>
            <draw:frame table:end-cell-address="Elenco.B43" table:end-x="6.38mm" table:end-y="5.38mm" draw:z-index="42" draw:name="Immagine 77" draw:style-name="gr1" draw:text-style-name="P1" svg:width="5.58mm" svg:height="5.65mm" svg:x="0.82mm" svg:y="5.57mm">
              <draw:image xlink:href="Pictures/1000020100000010000000108BFEA58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log.png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>
            <draw:frame table:end-cell-address="Elenco.B44" table:end-x="6.38mm" table:end-y="5.38mm" draw:z-index="43" draw:name="Immagine 78" draw:style-name="gr1" draw:text-style-name="P1" svg:width="5.58mm" svg:height="5.58mm" svg:x="0.82mm" svg:y="5.64mm">
              <draw:image xlink:href="Pictures/100002010000001000000010D31FF77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erged_file.png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>
            <draw:frame table:end-cell-address="Elenco.B45" table:end-x="6.38mm" table:end-y="5.38mm" draw:z-index="44" draw:name="Immagine 79" draw:style-name="gr1" draw:text-style-name="P1" svg:width="5.58mm" svg:height="5.58mm" svg:x="0.82mm" svg:y="5.64mm">
              <draw:image xlink:href="Pictures/100002010000001000000010321FB11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issing_file.png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>
            <draw:frame table:end-cell-address="Elenco.B46" table:end-x="6.38mm" table:end-y="5.38mm" draw:z-index="45" draw:name="Immagine 80" draw:style-name="gr1" draw:text-style-name="P1" svg:width="5.58mm" svg:height="5.58mm" svg:x="0.82mm" svg:y="5.64mm">
              <draw:image xlink:href="Pictures/100002010000001000000010EFF8E5D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issing_folder.png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>
            <draw:frame table:end-cell-address="Elenco.B47" table:end-x="6.38mm" table:end-y="5.38mm" draw:z-index="46" draw:name="Immagine 81" draw:style-name="gr1" draw:text-style-name="P1" svg:width="5.58mm" svg:height="5.58mm" svg:x="0.82mm" svg:y="5.64mm">
              <draw:image xlink:href="Pictures/100002010000001000000010772128B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dified_file.png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>
            <draw:frame table:end-cell-address="Elenco.B48" table:end-x="6.38mm" table:end-y="5.38mm" draw:z-index="47" draw:name="Immagine 82" draw:style-name="gr1" draw:text-style-name="P1" svg:width="5.58mm" svg:height="5.58mm" svg:x="0.82mm" svg:y="5.64mm">
              <draw:image xlink:href="Pictures/100002010000001000000010BE06A6F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dified_folder.png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>
            <draw:frame table:end-cell-address="Elenco.B49" table:end-x="6.38mm" table:end-y="5.38mm" draw:z-index="48" draw:name="Immagine 83" draw:style-name="gr1" draw:text-style-name="P1" svg:width="5.58mm" svg:height="5.56mm" svg:x="0.82mm" svg:y="5.65mm">
              <draw:image xlink:href="Pictures/100002010000001000000010D79953B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dified_newer_file.png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>
            <draw:frame table:end-cell-address="Elenco.B50" table:end-x="6.38mm" table:end-y="5.38mm" draw:z-index="49" draw:name="Immagine 84" draw:style-name="gr1" draw:text-style-name="P1" svg:width="5.58mm" svg:height="5.63mm" svg:x="0.82mm" svg:y="5.57mm">
              <draw:image xlink:href="Pictures/1000020100000010000000107974A936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dified_open_folder.png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>
            <draw:frame table:end-cell-address="Elenco.B51" table:end-x="6.38mm" table:end-y="5.38mm" draw:z-index="50" draw:name="Immagine 85" draw:style-name="gr1" draw:text-style-name="P1" svg:width="5.58mm" svg:height="5.63mm" svg:x="0.82mm" svg:y="5.57mm">
              <draw:image xlink:href="Pictures/1000020100000010000000100EFBE2E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move.png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>
            <draw:frame table:end-cell-address="Elenco.B52" table:end-x="6.38mm" table:end-y="5.38mm" draw:z-index="51" draw:name="Immagine 86" draw:style-name="gr1" draw:text-style-name="P1" svg:width="5.58mm" svg:height="5.63mm" svg:x="0.82mm" svg:y="5.57mm">
              <draw:image xlink:href="Pictures/1000020100000010000000101ABE9C7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er_file.png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>
            <draw:frame table:end-cell-address="Elenco.B53" table:end-x="6.38mm" table:end-y="5.38mm" draw:z-index="52" draw:name="Immagine 87" draw:style-name="gr1" draw:text-style-name="P1" svg:width="5.58mm" svg:height="5.63mm" svg:x="0.82mm" svg:y="5.57mm">
              <draw:image xlink:href="Pictures/1000020100000010000000108B972EC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er_folder.png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>
            <draw:frame table:end-cell-address="Elenco.B54" table:end-x="6.38mm" table:end-y="5.38mm" draw:z-index="53" draw:name="Immagine 88" draw:style-name="gr1" draw:text-style-name="P1" svg:width="5.58mm" svg:height="5.63mm" svg:x="0.82mm" svg:y="5.57mm">
              <draw:image xlink:href="Pictures/100002010000001000000010D2AFA37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er_open_folder.png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>
            <draw:frame table:end-cell-address="Elenco.B55" table:end-x="6.38mm" table:end-y="5.38mm" draw:z-index="54" draw:name="Immagine 89" draw:style-name="gr1" draw:text-style-name="P1" svg:width="5.58mm" svg:height="5.65mm" svg:x="0.82mm" svg:y="5.57mm">
              <draw:image xlink:href="Pictures/1000020100000010000000106B7ABA35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onsvn_file.png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>
            <draw:frame table:end-cell-address="Elenco.B56" table:end-x="6.38mm" table:end-y="5.38mm" draw:z-index="55" draw:name="Immagine 90" draw:style-name="gr1" draw:text-style-name="P1" svg:width="5.58mm" svg:height="5.58mm" svg:x="0.82mm" svg:y="5.64mm">
              <draw:image xlink:href="Pictures/1000020100000010000000107FE59C1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onsvn_folder.png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>
            <draw:frame table:end-cell-address="Elenco.B57" table:end-x="6.38mm" table:end-y="5.38mm" draw:z-index="56" draw:name="Immagine 91" draw:style-name="gr1" draw:text-style-name="P1" svg:width="5.58mm" svg:height="5.58mm" svg:x="0.82mm" svg:y="5.64mm">
              <draw:image xlink:href="Pictures/100002010000001000000010B942B2A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onsvn_open_folder.png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>
            <draw:frame table:end-cell-address="Elenco.B58" table:end-x="6.38mm" table:end-y="5.38mm" draw:z-index="57" draw:name="Immagine 92" draw:style-name="gr1" draw:text-style-name="P1" svg:width="5.58mm" svg:height="5.58mm" svg:x="0.82mm" svg:y="5.64mm">
              <draw:image xlink:href="Pictures/100002010000001000000010EEE5477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ormal_file.png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>
            <draw:frame table:end-cell-address="Elenco.B59" table:end-x="6.38mm" table:end-y="5.38mm" draw:z-index="58" draw:name="Immagine 93" draw:style-name="gr1" draw:text-style-name="P1" svg:width="5.58mm" svg:height="5.58mm" svg:x="0.82mm" svg:y="5.64mm">
              <draw:image xlink:href="Pictures/10000201000000100000001081A845B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open_folder.png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>
            <draw:frame table:end-cell-address="Elenco.B60" table:end-x="6.38mm" table:end-y="5.38mm" draw:z-index="59" draw:name="Immagine 94" draw:style-name="gr1" draw:text-style-name="P1" svg:width="5.58mm" svg:height="5.58mm" svg:x="0.82mm" svg:y="5.64mm">
              <draw:image xlink:href="Pictures/100002010000001000000010FD407B97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fresh.png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>
            <draw:frame table:end-cell-address="Elenco.B61" table:end-x="6.38mm" table:end-y="5.38mm" draw:z-index="60" draw:name="Immagine 95" draw:style-name="gr1" draw:text-style-name="P1" svg:width="5.58mm" svg:height="5.56mm" svg:x="0.82mm" svg:y="5.65mm">
              <draw:image xlink:href="Pictures/10000201000000100000001080EC269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mote_added_file.png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>
            <draw:frame table:end-cell-address="Elenco.B62" table:end-x="6.38mm" table:end-y="5.38mm" draw:z-index="61" draw:name="Immagine 96" draw:style-name="gr1" draw:text-style-name="P1" svg:width="5.58mm" svg:height="5.63mm" svg:x="0.82mm" svg:y="5.57mm">
              <draw:image xlink:href="Pictures/10000201000000100000001066262A2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mote_added_folder.png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>
            <draw:frame table:end-cell-address="Elenco.B63" table:end-x="6.38mm" table:end-y="5.38mm" draw:z-index="62" draw:name="Immagine 97" draw:style-name="gr1" draw:text-style-name="P1" svg:width="5.58mm" svg:height="5.63mm" svg:x="0.82mm" svg:y="5.57mm">
              <draw:image xlink:href="Pictures/100002010000001000000010106154B8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name.png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>
            <draw:frame table:end-cell-address="Elenco.B64" table:end-x="6.38mm" table:end-y="5.38mm" draw:z-index="63" draw:name="Immagine 98" draw:style-name="gr1" draw:text-style-name="P1" svg:width="5.58mm" svg:height="5.63mm" svg:x="0.82mm" svg:y="5.57mm">
              <draw:image xlink:href="Pictures/10000201000000100000001096FD6E7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laced_file.png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>
            <draw:frame table:end-cell-address="Elenco.B65" table:end-x="6.38mm" table:end-y="5.38mm" draw:z-index="64" draw:name="Immagine 99" draw:style-name="gr1" draw:text-style-name="P1" svg:width="5.58mm" svg:height="5.63mm" svg:x="0.82mm" svg:y="5.57mm">
              <draw:image xlink:href="Pictures/100002010000001000000010F8E6C8A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laced_folder.png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>
            <draw:frame table:end-cell-address="Elenco.B66" table:end-x="6.38mm" table:end-y="5.38mm" draw:z-index="65" draw:name="Immagine 100" draw:style-name="gr1" draw:text-style-name="P1" svg:width="5.58mm" svg:height="5.63mm" svg:x="0.82mm" svg:y="5.57mm">
              <draw:image xlink:href="Pictures/10000201000000100000001038098A12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laced_open_folder.png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>
            <draw:frame table:end-cell-address="Elenco.B67" table:end-x="6.38mm" table:end-y="5.38mm" draw:z-index="66" draw:name="Immagine 101" draw:style-name="gr1" draw:text-style-name="P1" svg:width="5.58mm" svg:height="5.65mm" svg:x="0.82mm" svg:y="5.57mm">
              <draw:image xlink:href="Pictures/100002010000001000000010C3A242F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ository.png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>
            <draw:frame table:end-cell-address="Elenco.B68" table:end-x="6.38mm" table:end-y="5.38mm" draw:z-index="67" draw:name="Immagine 102" draw:style-name="gr1" draw:text-style-name="P1" svg:width="5.58mm" svg:height="5.58mm" svg:x="0.82mm" svg:y="5.64mm">
              <draw:image xlink:href="Pictures/1000020100000010000000101DE3B5B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ository_bookmark.png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>
            <draw:frame table:end-cell-address="Elenco.B69" table:end-x="6.38mm" table:end-y="5.38mm" draw:z-index="68" draw:name="Immagine 103" draw:style-name="gr1" draw:text-style-name="P1" svg:width="5.58mm" svg:height="5.58mm" svg:x="0.82mm" svg:y="5.64mm">
              <draw:image xlink:href="Pictures/100002010000001000000010580848C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conflicted_file.png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>
            <draw:frame table:end-cell-address="Elenco.B70" table:end-x="6.38mm" table:end-y="5.38mm" draw:z-index="69" draw:name="Immagine 104" draw:style-name="gr1" draw:text-style-name="P1" svg:width="5.58mm" svg:height="5.58mm" svg:x="0.82mm" svg:y="5.64mm">
              <draw:image xlink:href="Pictures/1000020100000010000000105348073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deleted_file.png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>
            <draw:frame table:end-cell-address="Elenco.B71" table:end-x="6.38mm" table:end-y="5.38mm" draw:z-index="70" draw:name="Immagine 105" draw:style-name="gr1" draw:text-style-name="P1" svg:width="5.58mm" svg:height="5.58mm" svg:x="0.82mm" svg:y="5.64mm">
              <draw:image xlink:href="Pictures/100002010000001000000010DD25897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file.png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>
            <draw:frame table:end-cell-address="Elenco.B72" table:end-x="6.38mm" table:end-y="5.38mm" draw:z-index="71" draw:name="Immagine 106" draw:style-name="gr1" draw:text-style-name="P1" svg:width="5.58mm" svg:height="5.58mm" svg:x="0.82mm" svg:y="5.64mm">
              <draw:image xlink:href="Pictures/100002010000001000000010F4A6199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merged_file.png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>
            <draw:frame table:end-cell-address="Elenco.B73" table:end-x="6.38mm" table:end-y="5.38mm" draw:z-index="72" draw:name="Immagine 107" draw:style-name="gr1" draw:text-style-name="P1" svg:width="5.58mm" svg:height="5.56mm" svg:x="0.82mm" svg:y="5.65mm">
              <draw:image xlink:href="Pictures/100002010000001000000010B923C92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missing_file.png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>
            <draw:frame table:end-cell-address="Elenco.B74" table:end-x="6.38mm" table:end-y="5.38mm" draw:z-index="73" draw:name="Immagine 108" draw:style-name="gr1" draw:text-style-name="P1" svg:width="5.58mm" svg:height="5.63mm" svg:x="0.82mm" svg:y="5.57mm">
              <draw:image xlink:href="Pictures/100002010000001000000010E8DD8A03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modified_file.png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>
            <draw:frame table:end-cell-address="Elenco.B75" table:end-x="6.38mm" table:end-y="5.38mm" draw:z-index="74" draw:name="Immagine 109" draw:style-name="gr1" draw:text-style-name="P1" svg:width="5.58mm" svg:height="5.63mm" svg:x="0.82mm" svg:y="5.57mm">
              <draw:image xlink:href="Pictures/10000201000000100000001017AD0B9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modified_newer_file.png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>
            <draw:frame table:end-cell-address="Elenco.B76" table:end-x="6.38mm" table:end-y="5.38mm" draw:z-index="75" draw:name="Immagine 110" draw:style-name="gr1" draw:text-style-name="P1" svg:width="5.58mm" svg:height="5.63mm" svg:x="0.82mm" svg:y="5.57mm">
              <draw:image xlink:href="Pictures/10000201000000100000001046BA784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newer_file.png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>
            <draw:frame table:end-cell-address="Elenco.B77" table:end-x="6.38mm" table:end-y="5.38mm" draw:z-index="76" draw:name="Immagine 111" draw:style-name="gr1" draw:text-style-name="P1" svg:width="5.58mm" svg:height="5.63mm" svg:x="0.82mm" svg:y="5.57mm">
              <draw:image xlink:href="Pictures/1000020100000010000000109564B6E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p_locked_replaced_file.png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>
            <draw:frame table:end-cell-address="Elenco.B78" table:end-x="6.38mm" table:end-y="5.38mm" draw:z-index="77" draw:name="Immagine 112" draw:style-name="gr1" draw:text-style-name="P1" svg:width="5.58mm" svg:height="5.63mm" svg:x="0.82mm" svg:y="5.57mm">
              <draw:image xlink:href="Pictures/100002010000001000000010D6471E4F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solve.png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>
            <draw:frame table:end-cell-address="Elenco.B79" table:end-x="6.38mm" table:end-y="5.38mm" draw:z-index="78" draw:name="Immagine 113" draw:style-name="gr1" draw:text-style-name="P1" svg:width="5.58mm" svg:height="5.65mm" svg:x="0.82mm" svg:y="5.57mm">
              <draw:image xlink:href="Pictures/10000201000000100000001080255AD1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revert.png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>
            <draw:frame table:end-cell-address="Elenco.B80" table:end-x="6.38mm" table:end-y="5.38mm" draw:z-index="79" draw:name="Immagine 114" draw:style-name="gr1" draw:text-style-name="P1" svg:width="5.58mm" svg:height="5.58mm" svg:x="0.82mm" svg:y="5.64mm">
              <draw:image xlink:href="Pictures/100002010000001000000010CA4BB00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ort_down.png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>
            <draw:frame table:end-cell-address="Elenco.B81" table:end-x="6.38mm" table:end-y="5.38mm" draw:z-index="80" draw:name="Immagine 115" draw:style-name="gr1" draw:text-style-name="P1" svg:width="5.58mm" svg:height="5.58mm" svg:x="0.82mm" svg:y="5.64mm">
              <draw:image xlink:href="Pictures/100002010000001000000010D2AE31B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ort_up.png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>
            <draw:frame table:end-cell-address="Elenco.B82" table:end-x="6.38mm" table:end-y="5.38mm" draw:z-index="81" draw:name="Immagine 116" draw:style-name="gr1" draw:text-style-name="P1" svg:width="5.58mm" svg:height="5.58mm" svg:x="0.82mm" svg:y="5.64mm">
              <draw:image xlink:href="Pictures/100002010000001000000010FC60AC8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stop.png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>
            <draw:frame table:end-cell-address="Elenco.B83" table:end-x="6.38mm" table:end-y="5.38mm" draw:z-index="82" draw:name="Immagine 117" draw:style-name="gr1" draw:text-style-name="P1" svg:width="5.58mm" svg:height="5.58mm" svg:x="0.82mm" svg:y="5.64mm">
              <draw:image xlink:href="Pictures/1000020100000010000000108D67642B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update.png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>
            <draw:frame table:end-cell-address="Elenco.B84" table:end-x="6.38mm" table:end-y="5.38mm" draw:z-index="83" draw:name="Immagine 118" draw:style-name="gr1" draw:text-style-name="P1" svg:width="5.58mm" svg:height="5.58mm" svg:x="0.82mm" svg:y="5.64mm">
              <draw:image xlink:href="Pictures/10000201000000100000001088190024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view.png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workingcopy.png</text:p>
          </table:table-cell>
          <table:table-cell table:number-columns-repeated="1021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mmagini" table:base-cell-address="$Elenco.$A$1" table:cell-range-address="$Elenco.$C$1:.$C$84"/>
        <table:named-range table:name="resu" table:base-cell-address="$Elenco.$A$1" table:cell-range-address="$Elenco.$B$1:.$B$8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minutes number:style="long"/>
      <number:text>.</number:text>
      <number:seconds number:style="long"/>
    </number:time-style>
    <number:time-style style:name="N107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8">
      <number:minutes number:style="long"/>
      <number:text>.</number:text>
      <number:seconds number:style="long" number:decimal-places="1"/>
    </number:time-style>
    <number:number-style style:name="N10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fill-character> </loext:fill-character>
      <number:text>- </number:text>
    </number:number-style>
    <number:text-style style:name="N10125" number:language="it" number:country="IT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 style:data-style-name="N2" text:time-value="13:57:30.037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lenco" style:display-name="PageStyle_Elenc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elli Marco</meta:initial-creator>
    <meta:creation-date>2016-09-20T06:37:20</meta:creation-date>
    <dc:date>2017-01-31T13:59:55.292000000</dc:date>
    <meta:generator>LibreOffice/5.0.1.2$Windows_x86 LibreOffice_project/81898c9f5c0d43f3473ba111d7b351050be20261</meta:generator>
    <meta:editing-duration>PT5M43S</meta:editing-duration>
    <meta:editing-cycles>3</meta:editing-cycles>
    <meta:document-statistic meta:table-count="1" meta:cell-count="168" meta:object-count="8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